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4630000031A024F9D9CA1518557.jpg" manifest:media-type="image/jpe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0000000052B00000174D01318788350D3BC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37A000000CF51DC8FDA79774F2F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Pictures/10000000000004630000031AA71FAA72D2260638.jpg" manifest:media-type="image/jpeg"/>
  <manifest:file-entry manifest:full-path="Pictures/100000000000042A000001B02D35EFB645BC9B97.jpg" manifest:media-type="image/jpeg"/>
  <manifest:file-entry manifest:full-path="Pictures/100000000000012C0000012C29E7D9235426BD80.jpg" manifest:media-type="image/jpeg"/>
  <manifest:file-entry manifest:full-path="Pictures/100000000000028F000002A103D2A0C72D8B87CC.jpg" manifest:media-type="image/jpeg"/>
  <manifest:file-entry manifest:full-path="Pictures/100000000000042A000002F817CFE6C96AE99486.jpg" manifest:media-type="image/jpeg"/>
  <manifest:file-entry manifest:full-path="Pictures/100000000000021B000000FFFB1875141AD50428.jpg" manifest:media-type="image/jpeg"/>
  <manifest:file-entry manifest:full-path="Pictures/10000000000003C800000175961BF93A2DBF26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3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" draw:text-style-name="P3" draw:layer="layout" svg:width="27.999cm" svg:height="19.795cm" svg:x="0.21cm" svg:y="0.728cm">
          <draw:image xlink:href="Pictures/10000000000004630000031AA71FAA72D22606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" draw:text-style-name="P3" draw:layer="layout" svg:width="27.109cm" svg:height="10.984cm" svg:x="0.4cm" svg:y="4.753cm">
          <draw:image xlink:href="Pictures/100000000000042A000001B02D35EFB645BC9B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2" draw:text-style-name="P3" draw:layer="layout" svg:width="22.468cm" svg:height="15.884cm" svg:x="5.332cm" svg:y="5cm">
          <draw:image xlink:href="Pictures/10000000000004630000031A024F9D9CA1518557.jpg" xlink:type="simple" xlink:show="embed" xlink:actuate="onLoad">
            <text:p/>
          </draw:image>
        </draw:frame>
        <draw:frame draw:style-name="gr2" draw:text-style-name="P3" draw:layer="layout" svg:width="7.937cm" svg:height="7.937cm" svg:x="1.663cm" svg:y="1.063cm">
          <draw:image xlink:href="Pictures/100000000000012C0000012C29E7D9235426BD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" draw:text-style-name="P3" draw:layer="layout" svg:width="19.529cm" svg:height="20.065cm" svg:x="4.6cm" svg:y="0.5cm">
          <draw:image xlink:href="Pictures/100000000000028F000002A103D2A0C72D8B87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2" draw:text-style-name="P3" draw:layer="layout" svg:width="27.999cm" svg:height="19.753cm" svg:x="-0.004cm" svg:y="0.729cm">
          <draw:image xlink:href="Pictures/100000000000042A000002F817CFE6C96AE994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13" draw:text-style-name="P5" draw:layer="layout" svg:width="19.87cm" svg:height="9.4cm" svg:x="4.8cm" svg:y="5.2cm">
          <draw:image xlink:href="Pictures/100000000000021B000000FFFB1875141AD504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13" draw:text-style-name="P5" draw:layer="layout" svg:width="26.473cm" svg:height="10.2cm" svg:x="0.8cm" svg:y="5cm">
          <draw:image xlink:href="Pictures/10000000000003C800000175961BF93A2DBF26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13" draw:text-style-name="P5" draw:layer="layout" svg:width="25.903cm" svg:height="7.283cm" svg:x="0.697cm" svg:y="2.917cm">
          <draw:image xlink:href="Pictures/100000000000052B00000174D01318788350D3BC.png" xlink:type="simple" xlink:show="embed" xlink:actuate="onLoad">
            <text:p/>
          </draw:image>
        </draw:frame>
        <draw:frame draw:style-name="gr13" draw:text-style-name="P5" draw:layer="layout" svg:width="23.547cm" svg:height="5.476cm" svg:x="2cm" svg:y="12.124cm">
          <draw:image xlink:href="Pictures/100000000000037A000000CF51DC8FDA79774F2F.png" xlink:type="simple" xlink:show="embed" xlink:actuate="onLoad">
            <text:p/>
          </draw:image>
        </draw:frame>
        <draw:frame draw:style-name="gr14" draw:text-style-name="P13" draw:layer="layout" svg:width="10.6cm" svg:height="1.195cm" svg:x="8.4cm" svg:y="10.4cm">
          <draw:text-box>
            <text:p text:style-name="P12"><text:span text:style-name="T7">Ιδιωτικές Διευθύνσεις</text:span></text:p>
          </draw:text-box>
        </draw:frame>
        <draw:frame draw:style-name="gr14" draw:text-style-name="P13" draw:layer="layout" svg:width="10.6cm" svg:height="1.195cm" svg:x="8.4cm" svg:y="1.701cm">
          <draw:text-box>
            <text:p text:style-name="P12"><text:span text:style-name="T7">Τάξεις Διευθύνσεων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1-13T21:49:56.240000000</dc:date>
    <meta:editing-duration>PT1H8M53S</meta:editing-duration>
    <meta:editing-cycles>9</meta:editing-cycles>
    <meta:generator>LibreOffice/5.1.1.3$Windows_X86_64 LibreOffice_project/89f508ef3ecebd2cfb8e1def0f0ba9a803b88a6d</meta:generator>
    <meta:document-statistic meta:object-count="94"/>
  </office:meta>
</office:document-meta>
</file>